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6.89pt"/>
    </style:style>
    <style:style style:name="co2" style:family="table-column">
      <style:table-column-properties fo:break-before="auto" style:column-width="115.14pt"/>
    </style:style>
    <style:style style:name="co3" style:family="table-column">
      <style:table-column-properties fo:break-before="auto" style:column-width="322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85.66pt" svg:y="140.68pt">
            <draw:object draw:notify-on-update-of-ranges="Sheet1.A8:Sheet1.A9 Sheet1.A10:Sheet1.A15 Sheet1.A2:Sheet1.A2 Sheet1.B10:Sheet1.B15 Sheet1.C2:Sheet1.C2 Sheet1.D10:Sheet1.D15 Sheet1.E2:Sheet1.E2 Sheet1.F10:Sheet1.F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2.05pt" svg:y="141.59pt">
            <draw:object draw:notify-on-update-of-ranges="Sheet1.A10:Sheet1.A15 Sheet1.A2:Sheet1.A2 Sheet1.B28:Sheet1.B33 Sheet1.C2:Sheet1.C2 Sheet1.D28:Sheet1.D33 Sheet1.E2:Sheet1.E2 Sheet1.F28:Sheet1.F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59.56pt" svg:y="145.33pt">
            <draw:object draw:notify-on-update-of-ranges="Sheet1.A10:Sheet1.A15 Sheet1.A2:Sheet1.A2 Sheet1.B217:Sheet1.B222 Sheet1.C2:Sheet1.C2 Sheet1.D208:Sheet1.D213 Sheet1.E2:Sheet1.E2 Sheet1.F217:Sheet1.F2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W</text:p>
          </table:table-cell>
          <table:table-cell/>
          <table:table-cell office:value-type="string" calcext:value-type="string">
            <text:p>COU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/>
          <table:table-cell office:value-type="string" calcext:value-type="string">
            <text:p>Dataset ECG200 - 200 records.</text:p>
          </table:table-cell>
          <table:table-cell/>
          <table:table-cell office:value-type="string" calcext:value-type="string">
            <text:p>Dataset ECG200 - 200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/>
          <table:table-cell office:value-type="string" calcext:value-type="string">
            <text:p>Class '-1' contains 67 records</text:p>
          </table:table-cell>
          <table:table-cell/>
          <table:table-cell office:value-type="string" calcext:value-type="string">
            <text:p>Class '-1' contains 67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/>
          <table:table-cell office:value-type="string" calcext:value-type="string">
            <text:p>Class '1' contains 133 records</text:p>
          </table:table-cell>
          <table:table-cell/>
          <table:table-cell office:value-type="string" calcext:value-type="string">
            <text:p>Class '1' contains 133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 for ECG200 with params:</text:p>
          </table:table-cell>
          <table:table-cell/>
          <table:table-cell office:value-type="string" calcext:value-type="string">
            <text:p>DTW for ECG200 with params:</text:p>
          </table:table-cell>
          <table:table-cell/>
          <table:table-cell office:value-type="string" calcext:value-type="string">
            <text:p>COUNTED for ECG200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knn: 7</text:p>
          </table:table-cell>
          <table:table-cell office:value-type="string" calcext:value-type="string">
            <text:p>DtwWin: 5</text:p>
          </table:table-cell>
          <table:table-cell office:value-type="string" calcext:value-type="string">
            <text:p>parts: 3</text:p>
          </table:table-cell>
          <table:table-cell office:value-type="string" calcext:value-type="string">
            <text:p>ngram: 3</text:p>
          </table:table-cell>
          <table:table-cell office:value-type="string" calcext:value-type="string">
            <text:p>alpha: 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6667" calcext:value-type="float">
            <text:p>0.836667</text:p>
          </table:table-cell>
          <table:table-cell office:value-type="string" calcext:value-type="string">
            <text:p>Accuracy: 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Accuracy: 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7146" calcext:value-type="float">
            <text:p>0.837146</text:p>
          </table:table-cell>
          <table:table-cell office:value-type="string" calcext:value-type="string">
            <text:p>F1 score: </text:p>
          </table:table-cell>
          <table:table-cell office:value-type="float" office:value="0.833177" calcext:value-type="float">
            <text:p>0.833177</text:p>
          </table:table-cell>
          <table:table-cell office:value-type="string" calcext:value-type="string">
            <text:p>F1 score: </text:p>
          </table:table-cell>
          <table:table-cell office:value-type="float" office:value="0.811309" calcext:value-type="float">
            <text:p>0.811309</text:p>
          </table:table-cell>
          <table:table-cell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36667" calcext:value-type="float">
            <text:p>0.836667</text:p>
          </table:table-cell>
          <table:table-cell office:value-type="string" calcext:value-type="string">
            <text:p>Sensitivity: 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Sensitivity: 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99214" calcext:value-type="float">
            <text:p>0.799214</text:p>
          </table:table-cell>
          <table:table-cell office:value-type="string" calcext:value-type="string">
            <text:p>Specificity: </text:p>
          </table:table-cell>
          <table:table-cell office:value-type="float" office:value="0.733345" calcext:value-type="float">
            <text:p>0.733345</text:p>
          </table:table-cell>
          <table:table-cell office:value-type="string" calcext:value-type="string">
            <text:p>Specificity: </text:p>
          </table:table-cell>
          <table:table-cell office:value-type="float" office:value="0.773436" calcext:value-type="float">
            <text:p>0.773436</text:p>
          </table:table-cell>
          <table:table-cell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17653" calcext:value-type="float">
            <text:p>0.817653</text:p>
          </table:table-cell>
          <table:table-cell office:value-type="string" calcext:value-type="string">
            <text:p>G-Mean: </text:p>
          </table:table-cell>
          <table:table-cell office:value-type="float" office:value="0.781733" calcext:value-type="float">
            <text:p>0.781733</text:p>
          </table:table-cell>
          <table:table-cell office:value-type="string" calcext:value-type="string">
            <text:p>G-Mean: </text:p>
          </table:table-cell>
          <table:table-cell office:value-type="float" office:value="0.791482" calcext:value-type="float">
            <text:p>0.791482</text:p>
          </table:table-cell>
          <table:table-cell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6667" calcext:value-type="float">
            <text:p>0.836667</text:p>
          </table:table-cell>
          <table:table-cell office:value-type="string" calcext:value-type="string">
            <text:p>PCC: 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PCC: 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0.557S</text:p>
          </table:table-cell>
          <table:table-cell/>
          <table:table-cell office:value-type="string" calcext:value-type="string">
            <text:p>Execution took PT25.15S</text:p>
          </table:table-cell>
          <table:table-cell/>
          <table:table-cell office:value-type="string" calcext:value-type="string">
            <text:p>Execution took PT0.795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ECGFIVEDAYS has been started.</text:p>
          </table:table-cell>
          <table:table-cell/>
          <table:table-cell office:value-type="string" calcext:value-type="string">
            <text:p>Experiment DTW for ECGFIVEDAYS has been started.</text:p>
          </table:table-cell>
          <table:table-cell/>
          <table:table-cell office:value-type="string" calcext:value-type="string">
            <text:p>Experiment COUNTED for ECGFIVEDAYS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/>
          <table:table-cell office:value-type="string" calcext:value-type="string">
            <text:p>Dataset ECGFiveDays - 884 records.</text:p>
          </table:table-cell>
          <table:table-cell/>
          <table:table-cell office:value-type="string" calcext:value-type="string">
            <text:p>Dataset ECGFiveDays - 884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/>
          <table:table-cell office:value-type="string" calcext:value-type="string">
            <text:p>Class '1' contains 442 records</text:p>
          </table:table-cell>
          <table:table-cell/>
          <table:table-cell office:value-type="string" calcext:value-type="string">
            <text:p>Class '1' contains 442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/>
          <table:table-cell office:value-type="string" calcext:value-type="string">
            <text:p>Class '2' contains 442 records</text:p>
          </table:table-cell>
          <table:table-cell/>
          <table:table-cell office:value-type="string" calcext:value-type="string">
            <text:p>Class '2' contains 442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 for ECGFIVEDAYS with params:</text:p>
          </table:table-cell>
          <table:table-cell/>
          <table:table-cell office:value-type="string" calcext:value-type="string">
            <text:p>DTW for ECGFIVEDAYS with params:</text:p>
          </table:table-cell>
          <table:table-cell/>
          <table:table-cell office:value-type="string" calcext:value-type="string">
            <text:p>COUNTED for ECGFIVEDAYS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knn: 7</text:p>
          </table:table-cell>
          <table:table-cell office:value-type="string" calcext:value-type="string">
            <text:p>DtwWin: 5</text:p>
          </table:table-cell>
          <table:table-cell office:value-type="string" calcext:value-type="string">
            <text:p>parts: 3</text:p>
          </table:table-cell>
          <table:table-cell office:value-type="string" calcext:value-type="string">
            <text:p>ngram: 3</text:p>
          </table:table-cell>
          <table:table-cell office:value-type="string" calcext:value-type="string">
            <text:p>alpha: 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522" calcext:value-type="float">
            <text:p>0.958522</text:p>
          </table:table-cell>
          <table:table-cell office:value-type="string" calcext:value-type="string">
            <text:p>Accuracy: </text:p>
          </table:table-cell>
          <table:table-cell office:value-type="float" office:value="0.977753" calcext:value-type="float">
            <text:p>0.977753</text:p>
          </table:table-cell>
          <table:table-cell office:value-type="string" calcext:value-type="string">
            <text:p>Accuracy: </text:p>
          </table:table-cell>
          <table:table-cell office:value-type="float" office:value="0.9046" calcext:value-type="float">
            <text:p>0.9046</text:p>
          </table:table-cell>
          <table:table-cell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58" calcext:value-type="float">
            <text:p>0.95858</text:p>
          </table:table-cell>
          <table:table-cell office:value-type="string" calcext:value-type="string">
            <text:p>F1 score: </text:p>
          </table:table-cell>
          <table:table-cell office:value-type="float" office:value="0.977922" calcext:value-type="float">
            <text:p>0.977922</text:p>
          </table:table-cell>
          <table:table-cell office:value-type="string" calcext:value-type="string">
            <text:p>F1 score: </text:p>
          </table:table-cell>
          <table:table-cell office:value-type="float" office:value="0.90521" calcext:value-type="float">
            <text:p>0.90521</text:p>
          </table:table-cell>
          <table:table-cell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8522" calcext:value-type="float">
            <text:p>0.958522</text:p>
          </table:table-cell>
          <table:table-cell office:value-type="string" calcext:value-type="string">
            <text:p>Sensitivity: </text:p>
          </table:table-cell>
          <table:table-cell office:value-type="float" office:value="0.977753" calcext:value-type="float">
            <text:p>0.977753</text:p>
          </table:table-cell>
          <table:table-cell office:value-type="string" calcext:value-type="string">
            <text:p>Sensitivity: </text:p>
          </table:table-cell>
          <table:table-cell office:value-type="float" office:value="0.9046" calcext:value-type="float">
            <text:p>0.9046</text:p>
          </table:table-cell>
          <table:table-cell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58522" calcext:value-type="float">
            <text:p>0.958522</text:p>
          </table:table-cell>
          <table:table-cell office:value-type="string" calcext:value-type="string">
            <text:p>Specificity: </text:p>
          </table:table-cell>
          <table:table-cell office:value-type="float" office:value="0.977753" calcext:value-type="float">
            <text:p>0.977753</text:p>
          </table:table-cell>
          <table:table-cell office:value-type="string" calcext:value-type="string">
            <text:p>Specificity: </text:p>
          </table:table-cell>
          <table:table-cell office:value-type="float" office:value="0.9046" calcext:value-type="float">
            <text:p>0.9046</text:p>
          </table:table-cell>
          <table:table-cell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8522" calcext:value-type="float">
            <text:p>0.958522</text:p>
          </table:table-cell>
          <table:table-cell office:value-type="string" calcext:value-type="string">
            <text:p>G-Mean: </text:p>
          </table:table-cell>
          <table:table-cell office:value-type="float" office:value="0.977753" calcext:value-type="float">
            <text:p>0.977753</text:p>
          </table:table-cell>
          <table:table-cell office:value-type="string" calcext:value-type="string">
            <text:p>G-Mean: </text:p>
          </table:table-cell>
          <table:table-cell office:value-type="float" office:value="0.9046" calcext:value-type="float">
            <text:p>0.9046</text:p>
          </table:table-cell>
          <table:table-cell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8522" calcext:value-type="float">
            <text:p>0.958522</text:p>
          </table:table-cell>
          <table:table-cell office:value-type="string" calcext:value-type="string">
            <text:p>PCC: </text:p>
          </table:table-cell>
          <table:table-cell office:value-type="float" office:value="0.977753" calcext:value-type="float">
            <text:p>0.977753</text:p>
          </table:table-cell>
          <table:table-cell office:value-type="string" calcext:value-type="string">
            <text:p>PCC: </text:p>
          </table:table-cell>
          <table:table-cell office:value-type="float" office:value="0.9046" calcext:value-type="float">
            <text:p>0.9046</text:p>
          </table:table-cell>
          <table:table-cell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0.973S</text:p>
          </table:table-cell>
          <table:table-cell/>
          <table:table-cell office:value-type="string" calcext:value-type="string">
            <text:p>Execution took PT13M4.933S</text:p>
          </table:table-cell>
          <table:table-cell/>
          <table:table-cell office:value-type="string" calcext:value-type="string">
            <text:p>Execution took PT1.225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TWOLEADECG has been started.</text:p>
          </table:table-cell>
          <table:table-cell/>
          <table:table-cell office:value-type="string" calcext:value-type="string">
            <text:p>Experiment DTW for TWOLEADECG has been started.</text:p>
          </table:table-cell>
          <table:table-cell/>
          <table:table-cell office:value-type="string" calcext:value-type="string">
            <text:p>Experiment COUNTED for TWOLEADECG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/>
          <table:table-cell office:value-type="string" calcext:value-type="string">
            <text:p>Dataset TwoLeadECG - 1162 records.</text:p>
          </table:table-cell>
          <table:table-cell/>
          <table:table-cell office:value-type="string" calcext:value-type="string">
            <text:p>Dataset TwoLeadECG - 1162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/>
          <table:table-cell office:value-type="string" calcext:value-type="string">
            <text:p>Class '2' contains 581 records</text:p>
          </table:table-cell>
          <table:table-cell/>
          <table:table-cell office:value-type="string" calcext:value-type="string">
            <text:p>Class '2' contains 581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/>
          <table:table-cell office:value-type="string" calcext:value-type="string">
            <text:p>Class '1' contains 581 records</text:p>
          </table:table-cell>
          <table:table-cell/>
          <table:table-cell office:value-type="string" calcext:value-type="string">
            <text:p>Class '1' contains 581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 for TWOLEADECG with params:</text:p>
          </table:table-cell>
          <table:table-cell/>
          <table:table-cell office:value-type="string" calcext:value-type="string">
            <text:p>DTW for TWOLEADECG with params:</text:p>
          </table:table-cell>
          <table:table-cell/>
          <table:table-cell office:value-type="string" calcext:value-type="string">
            <text:p>COUNTED for TWOLEADECG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knn: 7</text:p>
          </table:table-cell>
          <table:table-cell office:value-type="string" calcext:value-type="string">
            <text:p>DtwWin: 5</text:p>
          </table:table-cell>
          <table:table-cell office:value-type="string" calcext:value-type="string">
            <text:p>parts: 3</text:p>
          </table:table-cell>
          <table:table-cell office:value-type="string" calcext:value-type="string">
            <text:p>ngram: 3</text:p>
          </table:table-cell>
          <table:table-cell office:value-type="string" calcext:value-type="string">
            <text:p>alpha: 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97877" calcext:value-type="float">
            <text:p>0.897877</text:p>
          </table:table-cell>
          <table:table-cell office:value-type="string" calcext:value-type="string">
            <text:p>Accuracy: </text:p>
          </table:table-cell>
          <table:table-cell office:value-type="float" office:value="0.997992" calcext:value-type="float">
            <text:p>0.997992</text:p>
          </table:table-cell>
          <table:table-cell office:value-type="string" calcext:value-type="string">
            <text:p>Accuracy: </text:p>
          </table:table-cell>
          <table:table-cell office:value-type="float" office:value="0.855422" calcext:value-type="float">
            <text:p>0.855422</text:p>
          </table:table-cell>
          <table:table-cell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97882" calcext:value-type="float">
            <text:p>0.897882</text:p>
          </table:table-cell>
          <table:table-cell office:value-type="string" calcext:value-type="string">
            <text:p>F1 score: </text:p>
          </table:table-cell>
          <table:table-cell office:value-type="float" office:value="0.997996" calcext:value-type="float">
            <text:p>0.997996</text:p>
          </table:table-cell>
          <table:table-cell office:value-type="string" calcext:value-type="string">
            <text:p>F1 score: </text:p>
          </table:table-cell>
          <table:table-cell office:value-type="float" office:value="0.856156" calcext:value-type="float">
            <text:p>0.856156</text:p>
          </table:table-cell>
          <table:table-cell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97877" calcext:value-type="float">
            <text:p>0.897877</text:p>
          </table:table-cell>
          <table:table-cell office:value-type="string" calcext:value-type="string">
            <text:p>Sensitivity: </text:p>
          </table:table-cell>
          <table:table-cell office:value-type="float" office:value="0.997992" calcext:value-type="float">
            <text:p>0.997992</text:p>
          </table:table-cell>
          <table:table-cell office:value-type="string" calcext:value-type="string">
            <text:p>Sensitivity: </text:p>
          </table:table-cell>
          <table:table-cell office:value-type="float" office:value="0.855422" calcext:value-type="float">
            <text:p>0.855422</text:p>
          </table:table-cell>
          <table:table-cell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97877" calcext:value-type="float">
            <text:p>0.897877</text:p>
          </table:table-cell>
          <table:table-cell office:value-type="string" calcext:value-type="string">
            <text:p>Specificity: </text:p>
          </table:table-cell>
          <table:table-cell office:value-type="float" office:value="0.997992" calcext:value-type="float">
            <text:p>0.997992</text:p>
          </table:table-cell>
          <table:table-cell office:value-type="string" calcext:value-type="string">
            <text:p>Specificity: </text:p>
          </table:table-cell>
          <table:table-cell office:value-type="float" office:value="0.855422" calcext:value-type="float">
            <text:p>0.855422</text:p>
          </table:table-cell>
          <table:table-cell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97877" calcext:value-type="float">
            <text:p>0.897877</text:p>
          </table:table-cell>
          <table:table-cell office:value-type="string" calcext:value-type="string">
            <text:p>G-Mean: </text:p>
          </table:table-cell>
          <table:table-cell office:value-type="float" office:value="0.997992" calcext:value-type="float">
            <text:p>0.997992</text:p>
          </table:table-cell>
          <table:table-cell office:value-type="string" calcext:value-type="string">
            <text:p>G-Mean: </text:p>
          </table:table-cell>
          <table:table-cell office:value-type="float" office:value="0.855422" calcext:value-type="float">
            <text:p>0.855422</text:p>
          </table:table-cell>
          <table:table-cell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97877" calcext:value-type="float">
            <text:p>0.897877</text:p>
          </table:table-cell>
          <table:table-cell office:value-type="string" calcext:value-type="string">
            <text:p>PCC: </text:p>
          </table:table-cell>
          <table:table-cell office:value-type="float" office:value="0.997992" calcext:value-type="float">
            <text:p>0.997992</text:p>
          </table:table-cell>
          <table:table-cell office:value-type="string" calcext:value-type="string">
            <text:p>PCC: </text:p>
          </table:table-cell>
          <table:table-cell office:value-type="float" office:value="0.855422" calcext:value-type="float">
            <text:p>0.855422</text:p>
          </table:table-cell>
          <table:table-cell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1.086S</text:p>
          </table:table-cell>
          <table:table-cell/>
          <table:table-cell office:value-type="string" calcext:value-type="string">
            <text:p>Execution took PT10M48.034S</text:p>
          </table:table-cell>
          <table:table-cell/>
          <table:table-cell office:value-type="string" calcext:value-type="string">
            <text:p>Execution took PT1.082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/>
          <table:table-cell office:value-type="string" calcext:value-type="string">
            <text:p>Experiment DTW for YOGA has been star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/>
          <table:table-cell office:value-type="string" calcext:value-type="string">
            <text:p>Dataset yoga - 3300 record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RESSION for YOGA with params: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Class '1' contains 1530 records</text:p>
          </table:table-cell>
          <table:table-cell/>
          <table:table-cell office:value-type="string" calcext:value-type="string">
            <text:p>Experiment COUNTED for YOGA has been started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ss '2' contains 1770 records</text:p>
          </table:table-cell>
          <table:table-cell/>
          <table:table-cell office:value-type="string" calcext:value-type="string">
            <text:p>Dataset yoga - 3300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596" calcext:value-type="float">
            <text:p>0.83596</text:p>
          </table:table-cell>
          <table:table-cell office:value-type="string" calcext:value-type="string">
            <text:p>DTW for YOGA with params: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5997" calcext:value-type="float">
            <text:p>0.835997</text:p>
          </table:table-cell>
          <table:table-cell office:value-type="string" calcext:value-type="string">
            <text:p>knn: 7</text:p>
          </table:table-cell>
          <table:table-cell/>
          <table:table-cell office:value-type="string" calcext:value-type="string">
            <text:p>Class '1' contains 1530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3596" calcext:value-type="float">
            <text:p>0.83596</text:p>
          </table:table-cell>
          <table:table-cell office:value-type="string" calcext:value-type="string">
            <text:p>DtwWin: 5</text:p>
          </table:table-cell>
          <table:table-cell/>
          <table:table-cell office:value-type="string" calcext:value-type="string">
            <text:p>Class '2' contains 1770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3132" calcext:value-type="float">
            <text:p>0.83132</text:p>
          </table:table-cell>
          <table:table-cell table:number-columns-repeated="2"/>
          <table:table-cell office:value-type="string" calcext:value-type="string">
            <text:p>COUNTED for YOGA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33637" calcext:value-type="float">
            <text:p>0.833637</text:p>
          </table:table-cell>
          <table:table-cell office:value-type="string" calcext:value-type="string">
            <text:p>Accuracy: </text:p>
          </table:table-cell>
          <table:table-cell office:value-type="float" office:value="0.912929" calcext:value-type="float">
            <text:p>0.912929</text:p>
          </table:table-cell>
          <table:table-cell office:value-type="string" calcext:value-type="string">
            <text:p>parts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596" calcext:value-type="float">
            <text:p>0.83596</text:p>
          </table:table-cell>
          <table:table-cell office:value-type="string" calcext:value-type="string">
            <text:p>F1 score: </text:p>
          </table:table-cell>
          <table:table-cell office:value-type="float" office:value="0.913188" calcext:value-type="float">
            <text:p>0.913188</text:p>
          </table:table-cell>
          <table:table-cell office:value-type="string" calcext:value-type="string">
            <text:p>ngram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0.912929" calcext:value-type="float">
            <text:p>0.912929</text:p>
          </table:table-cell>
          <table:table-cell office:value-type="string" calcext:value-type="string">
            <text:p>alpha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6.656S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0.908872" calcext:value-type="float">
            <text:p>0.908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-Mean: </text:p>
          </table:table-cell>
          <table:table-cell office:value-type="float" office:value="0.910898" calcext:value-type="float">
            <text:p>0.910898</text:p>
          </table:table-cell>
          <table:table-cell office:value-type="string" calcext:value-type="string">
            <text:p>Accuracy: </text:p>
          </table:table-cell>
          <table:table-cell office:value-type="float" office:value="0.804949" calcext:value-type="float">
            <text:p>0.8049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CC: 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804894" calcext:value-type="float">
            <text:p>0.804894</text:p>
          </table:table-cell>
          <table:table-cell/>
        </table:table-row>
        <table:table-row table:style-name="ro1">
          <table:table-cell office:value-type="string" calcext:value-type="string">
            <text:p>Experiment REGRESSION for MOTESTRAIN has been started.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0.804949" calcext:value-type="float">
            <text:p>0.804949</text:p>
          </table:table-cell>
          <table:table-cell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/>
          <table:table-cell office:value-type="string" calcext:value-type="string">
            <text:p>Execution took PT21H18M16.727S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0.801708" calcext:value-type="float">
            <text:p>0.801708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3"/>
          <table:table-cell office:value-type="string" calcext:value-type="string">
            <text:p>G-Mean: </text:p>
          </table:table-cell>
          <table:table-cell office:value-type="float" office:value="0.803327" calcext:value-type="float">
            <text:p>0.803327</text:p>
          </table:table-cell>
          <table:table-cell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3"/>
          <table:table-cell office:value-type="string" calcext:value-type="string">
            <text:p>PCC: </text:p>
          </table:table-cell>
          <table:table-cell/>
          <table:table-cell office:value-type="float" office:value="0.804949" calcext:value-type="float">
            <text:p>0.804949</text:p>
          </table:table-cell>
        </table:table-row>
        <table:table-row table:style-name="ro1">
          <table:table-cell office:value-type="string" calcext:value-type="string">
            <text:p>Class '1' contains 685 records</text:p>
          </table:table-cell>
          <table:table-cell/>
          <table:table-cell office:value-type="string" calcext:value-type="string">
            <text:p>Experiment DTW for MOTESTRAIN has been started.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 for MOTESTRAIN with params:</text:p>
          </table:table-cell>
          <table:table-cell/>
          <table:table-cell office:value-type="string" calcext:value-type="string">
            <text:p>Dataset MoteStrain - 1272 records.</text:p>
          </table:table-cell>
          <table:table-cell/>
          <table:table-cell office:value-type="string" calcext:value-type="string">
            <text:p>Execution took PT8.6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ass '2' contains 587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71331" calcext:value-type="float">
            <text:p>0.871331</text:p>
          </table:table-cell>
          <table:table-cell office:value-type="string" calcext:value-type="string">
            <text:p>Class '1' contains 685 records</text:p>
          </table:table-cell>
          <table:table-cell/>
          <table:table-cell office:value-type="string" calcext:value-type="string">
            <text:p>Experiment COUNTED for MOTESTRAIN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71792" calcext:value-type="float">
            <text:p>0.871792</text:p>
          </table:table-cell>
          <table:table-cell office:value-type="string" calcext:value-type="string">
            <text:p>DTW for MOTESTRAIN with params:</text:p>
          </table:table-cell>
          <table:table-cell/>
          <table:table-cell office:value-type="string" calcext:value-type="string">
            <text:p>Dataset MoteStrain - 1272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71331" calcext:value-type="float">
            <text:p>0.871331</text:p>
          </table:table-cell>
          <table:table-cell office:value-type="string" calcext:value-type="string">
            <text:p>knn: 7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72354" calcext:value-type="float">
            <text:p>0.872354</text:p>
          </table:table-cell>
          <table:table-cell office:value-type="string" calcext:value-type="string">
            <text:p>DtwWin: 5</text:p>
          </table:table-cell>
          <table:table-cell/>
          <table:table-cell office:value-type="string" calcext:value-type="string">
            <text:p>Class '2' contains 587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71842" calcext:value-type="float">
            <text:p>0.871842</text:p>
          </table:table-cell>
          <table:table-cell table:number-columns-repeated="2"/>
          <table:table-cell office:value-type="string" calcext:value-type="string">
            <text:p>Class '1' contains 685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71331" calcext:value-type="float">
            <text:p>0.871331</text:p>
          </table:table-cell>
          <table:table-cell office:value-type="string" calcext:value-type="string">
            <text:p>Accuracy: </text:p>
          </table:table-cell>
          <table:table-cell office:value-type="float" office:value="0.964885" calcext:value-type="float">
            <text:p>0.964885</text:p>
          </table:table-cell>
          <table:table-cell office:value-type="string" calcext:value-type="string">
            <text:p>COUNTED for MOTESTRAIN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96496" calcext:value-type="float">
            <text:p>0.96496</text:p>
          </table:table-cell>
          <table:table-cell office:value-type="string" calcext:value-type="string">
            <text:p>parts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0.814S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0.964885" calcext:value-type="float">
            <text:p>0.964885</text:p>
          </table:table-cell>
          <table:table-cell office:value-type="string" calcext:value-type="string">
            <text:p>ngram: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ficity: </text:p>
          </table:table-cell>
          <table:table-cell office:value-type="float" office:value="0.962841" calcext:value-type="float">
            <text:p>0.962841</text:p>
          </table:table-cell>
          <table:table-cell office:value-type="string" calcext:value-type="string">
            <text:p>alpha: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-Mean: </text:p>
          </table:table-cell>
          <table:table-cell office:value-type="float" office:value="0.963862" calcext:value-type="float">
            <text:p>0.963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 REGRESSION for ITALYPOWERDEMAND has been started.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string" calcext:value-type="string">
            <text:p>Accuracy: </text:p>
          </table:table-cell>
          <table:table-cell office:value-type="float" office:value="0.901992" calcext:value-type="float">
            <text:p>0.901992</text:p>
          </table:table-cell>
          <table:table-cell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902099" calcext:value-type="float">
            <text:p>0.902099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Execution took PT15M4.348S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0.901992" calcext:value-type="float">
            <text:p>0.901992</text:p>
          </table:table-cell>
          <table:table-cell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3"/>
          <table:table-cell office:value-type="string" calcext:value-type="string">
            <text:p>Specificity: </text:p>
          </table:table-cell>
          <table:table-cell office:value-type="float" office:value="0.901877" calcext:value-type="float">
            <text:p>0.901877</text:p>
          </table:table-cell>
          <table:table-cell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3"/>
          <table:table-cell office:value-type="string" calcext:value-type="string">
            <text:p>G-Mean: </text:p>
          </table:table-cell>
          <table:table-cell office:value-type="float" office:value="0.901934" calcext:value-type="float">
            <text:p>0.901934</text:p>
          </table:table-cell>
          <table:table-cell/>
        </table:table-row>
        <table:table-row table:style-name="ro1">
          <table:table-cell office:value-type="string" calcext:value-type="string">
            <text:p>REGRESSION for ITALYPOWERDEMAND with params:</text:p>
          </table:table-cell>
          <table:table-cell/>
          <table:table-cell office:value-type="string" calcext:value-type="string">
            <text:p>Experiment DTW for ITALYPOWERDEMAND has been started.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float" office:value="0.901992" calcext:value-type="float">
            <text:p>0.901992</text:p>
          </table:table-cell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Dataset ItalyPowerDemand - 1096 records.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Execution took PT1.03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1338" calcext:value-type="float">
            <text:p>0.951338</text:p>
          </table:table-cell>
          <table:table-cell office:value-type="string" calcext:value-type="string">
            <text:p>Class '1' contains 547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1379" calcext:value-type="float">
            <text:p>0.951379</text:p>
          </table:table-cell>
          <table:table-cell office:value-type="string" calcext:value-type="string">
            <text:p>Class '2' contains 549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1338" calcext:value-type="float">
            <text:p>0.951338</text:p>
          </table:table-cell>
          <table:table-cell office:value-type="string" calcext:value-type="string">
            <text:p>DTW for ITALYPOWERDEMAND with params:</text:p>
          </table:table-cell>
          <table:table-cell/>
          <table:table-cell office:value-type="string" calcext:value-type="string">
            <text:p>Experiment COUNTED for ITALYPOWERDEMAND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51318" calcext:value-type="float">
            <text:p>0.951318</text:p>
          </table:table-cell>
          <table:table-cell office:value-type="string" calcext:value-type="string">
            <text:p>knn: 7</text:p>
          </table:table-cell>
          <table:table-cell/>
          <table:table-cell office:value-type="string" calcext:value-type="string">
            <text:p>Dataset ItalyPowerDemand - 1096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1328" calcext:value-type="float">
            <text:p>0.951328</text:p>
          </table:table-cell>
          <table:table-cell office:value-type="string" calcext:value-type="string">
            <text:p>DtwWin: 5</text:p>
          </table:table-cell>
          <table:table-cell/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1338" calcext:value-type="float">
            <text:p>0.951338</text:p>
          </table:table-cell>
          <table:table-cell table:number-columns-repeated="2"/>
          <table:table-cell office:value-type="string" calcext:value-type="string">
            <text:p>Class '1' contains 547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Accuracy: </text:p>
          </table:table-cell>
          <table:table-cell office:value-type="float" office:value="0.958029" calcext:value-type="float">
            <text:p>0.958029</text:p>
          </table:table-cell>
          <table:table-cell office:value-type="string" calcext:value-type="string">
            <text:p>Class '2' contains 549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0.311S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958245" calcext:value-type="float">
            <text:p>0.958245</text:p>
          </table:table-cell>
          <table:table-cell office:value-type="string" calcext:value-type="string">
            <text:p>COUNTED for ITALYPOWERDEMAND with param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sitivity: </text:p>
          </table:table-cell>
          <table:table-cell office:value-type="float" office:value="0.958029" calcext:value-type="float">
            <text:p>0.958029</text:p>
          </table:table-cell>
          <table:table-cell office:value-type="string" calcext:value-type="string">
            <text:p>parts: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ficity: </text:p>
          </table:table-cell>
          <table:table-cell office:value-type="float" office:value="0.958084" calcext:value-type="float">
            <text:p>0.958084</text:p>
          </table:table-cell>
          <table:table-cell office:value-type="string" calcext:value-type="string">
            <text:p>ngram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REGRESSION for CHLORINECONCENTRATION has been started.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0.958057" calcext:value-type="float">
            <text:p>0.958057</text:p>
          </table:table-cell>
          <table:table-cell office:value-type="string" calcext:value-type="string">
            <text:p>alpha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float" office:value="0.958029" calcext:value-type="float">
            <text:p>0.958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3 classes: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Accuracy: </text:p>
          </table:table-cell>
          <table:table-cell office:value-type="float" office:value="0.933698" calcext:value-type="float">
            <text:p>0.933698</text:p>
          </table:table-cell>
          <table:table-cell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/>
          <table:table-cell office:value-type="string" calcext:value-type="string">
            <text:p>Execution took PT1M29.289S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933742" calcext:value-type="float">
            <text:p>0.933742</text:p>
          </table:table-cell>
          <table:table-cell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3"/>
          <table:table-cell office:value-type="string" calcext:value-type="string">
            <text:p>Sensitivity: </text:p>
          </table:table-cell>
          <table:table-cell office:value-type="float" office:value="0.933698" calcext:value-type="float">
            <text:p>0.933698</text:p>
          </table:table-cell>
          <table:table-cell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3"/>
          <table:table-cell office:value-type="string" calcext:value-type="string">
            <text:p>Specificity: </text:p>
          </table:table-cell>
          <table:table-cell office:value-type="float" office:value="0.933718" calcext:value-type="float">
            <text:p>0.933718</text:p>
          </table:table-cell>
          <table:table-cell/>
        </table:table-row>
        <table:table-row table:style-name="ro1">
          <table:table-cell office:value-type="string" calcext:value-type="string">
            <text:p>REGRESSION for CHLORINECONCENTRATION with params:</text:p>
          </table:table-cell>
          <table:table-cell/>
          <table:table-cell office:value-type="string" calcext:value-type="string">
            <text:p>Experiment DTW for CHLORINECONCENTRATION has been started.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0.933708" calcext:value-type="float">
            <text:p>0.933708</text:p>
          </table:table-cell>
          <table:table-cell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Dataset ChlorineConcentration - 4307 records.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float" office:value="0.933698" calcext:value-type="float">
            <text:p>0.933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contains 3 classes: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5955" calcext:value-type="float">
            <text:p>0.865955</text:p>
          </table:table-cell>
          <table:table-cell office:value-type="string" calcext:value-type="string">
            <text:p>Class '1' contains 1000 records</text:p>
          </table:table-cell>
          <table:table-cell/>
          <table:table-cell office:value-type="string" calcext:value-type="string">
            <text:p>Execution took PT0.43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86" calcext:value-type="float">
            <text:p>0.798186</text:p>
          </table:table-cell>
          <table:table-cell office:value-type="string" calcext:value-type="string">
            <text:p>Class '3' contains 2307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2' contains 1000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TW for CHLORINECONCENTRATION with params:</text:p>
          </table:table-cell>
          <table:table-cell/>
          <table:table-cell office:value-type="string" calcext:value-type="string">
            <text:p>Experiment COUNTED for CHLORINECONCENTRATION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nn: 7</text:p>
          </table:table-cell>
          <table:table-cell/>
          <table:table-cell office:value-type="string" calcext:value-type="string">
            <text:p>Dataset ChlorineConcentration - 4307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98932" calcext:value-type="float">
            <text:p>0.798932</text:p>
          </table:table-cell>
          <table:table-cell office:value-type="string" calcext:value-type="string">
            <text:p>DtwWin: 5</text:p>
          </table:table-cell>
          <table:table-cell/>
          <table:table-cell office:value-type="string" calcext:value-type="string">
            <text:p>Data contains 3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3"/>
          <table:table-cell office:value-type="string" calcext:value-type="string">
            <text:p>Class '1' contains 1000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7.902S</text:p>
          </table:table-cell>
          <table:table-cell/>
          <table:table-cell office:value-type="string" calcext:value-type="string">
            <text:p>Accuracy: </text:p>
          </table:table-cell>
          <table:table-cell office:value-type="float" office:value="0.880143" calcext:value-type="float">
            <text:p>0.880143</text:p>
          </table:table-cell>
          <table:table-cell office:value-type="string" calcext:value-type="string">
            <text:p>Class '3' contains 2307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 score: </text:p>
          </table:table-cell>
          <table:table-cell office:value-type="float" office:value="0.820249" calcext:value-type="float">
            <text:p>0.820249</text:p>
          </table:table-cell>
          <table:table-cell office:value-type="string" calcext:value-type="string">
            <text:p>Class '2' contains 1000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NTED for CHLORINECONCENTRATION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REGRESSION for TWOPATTERNS has been started.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rts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gram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4 classes: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string" calcext:value-type="string">
            <text:p>alpha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/>
          <table:table-cell office:value-type="string" calcext:value-type="string">
            <text:p>Execution took PT8H53M6.877S</text:p>
          </table:table-cell>
          <table:table-cell/>
          <table:table-cell office:value-type="string" calcext:value-type="string">
            <text:p>Accuracy: </text:p>
          </table:table-cell>
          <table:table-cell office:value-type="float" office:value="0.779687" calcext:value-type="float">
            <text:p>0.779687</text:p>
          </table:table-cell>
          <table:table-cell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3"/>
          <table:table-cell office:value-type="string" calcext:value-type="string">
            <text:p>F1 score: </text:p>
          </table:table-cell>
          <table:table-cell office:value-type="float" office:value="0.663373" calcext:value-type="float">
            <text:p>0.663373</text:p>
          </table:table-cell>
          <table:table-cell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3"/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REGRESSION for TWOPATTERNS with params:</text:p>
          </table:table-cell>
          <table:table-cell/>
          <table:table-cell office:value-type="string" calcext:value-type="string">
            <text:p>Experiment DTW for TWOPATTERNS has been started.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Dataset Two_Patterns - 5000 records.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a contains 4 classes: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float" office:value="0.66953" calcext:value-type="float">
            <text:p>0.66953</text:p>
          </table:table-cell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78933" calcext:value-type="float">
            <text:p>0.878933</text:p>
          </table:table-cell>
          <table:table-cell office:value-type="string" calcext:value-type="string">
            <text:p>Class '2' contains 1248 records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5796" calcext:value-type="float">
            <text:p>0.75796</text:p>
          </table:table-cell>
          <table:table-cell office:value-type="string" calcext:value-type="string">
            <text:p>Class '3' contains 1245 records</text:p>
          </table:table-cell>
          <table:table-cell/>
          <table:table-cell office:value-type="string" calcext:value-type="string">
            <text:p>Execution took PT12.5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4' contains 1201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1' contains 1306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TW for TWOPATTERNS with params:</text:p>
          </table:table-cell>
          <table:table-cell/>
          <table:table-cell office:value-type="string" calcext:value-type="string">
            <text:p>Experiment COUNTED for TWOPATTERNS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57867" calcext:value-type="float">
            <text:p>0.757867</text:p>
          </table:table-cell>
          <table:table-cell office:value-type="string" calcext:value-type="string">
            <text:p>knn: 7</text:p>
          </table:table-cell>
          <table:table-cell/>
          <table:table-cell office:value-type="string" calcext:value-type="string">
            <text:p>Dataset Two_Patterns - 5000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DtwWin: 5</text:p>
          </table:table-cell>
          <table:table-cell/>
          <table:table-cell office:value-type="string" calcext:value-type="string">
            <text:p>Data contains 4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7.633S</text:p>
          </table:table-cell>
          <table:table-cell table:number-columns-repeated="3"/>
          <table:table-cell office:value-type="string" calcext:value-type="string">
            <text:p>Class '2' contains 1248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 '3' contains 1245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 score: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 '4' contains 1201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REGRESSION for WAFER has been started.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1' contains 1306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NTED for TWOPATTERNS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rts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string" calcext:value-type="string">
            <text:p>ngram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alpha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 for WAFER with params:</text:p>
          </table:table-cell>
          <table:table-cell/>
          <table:table-cell office:value-type="string" calcext:value-type="string">
            <text:p>Execution took PT7H26M55.2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s: 5</text:p>
          </table:table-cell>
          <table:table-cell table:number-columns-repeated="3"/>
          <table:table-cell office:value-type="string" calcext:value-type="string">
            <text:p>Accuracy: </text:p>
          </table:table-cell>
          <table:table-cell office:value-type="float" office:value="0.952433" calcext:value-type="float">
            <text:p>0.9524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1 score: </text:p>
          </table:table-cell>
          <table:table-cell office:value-type="float" office:value="0.904963" calcext:value-type="float">
            <text:p>0.904963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9903" calcext:value-type="float">
            <text:p>0.989903</text:p>
          </table:table-cell>
          <table:table-cell office:value-type="string" calcext:value-type="string">
            <text:p>Experiment DTW for WAFER has been started.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991" calcext:value-type="float">
            <text:p>0.98991</text:p>
          </table:table-cell>
          <table:table-cell office:value-type="string" calcext:value-type="string">
            <text:p>Dataset wafer - 7164 records.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9903" calcext:value-type="float">
            <text:p>0.989903</text:p>
          </table:table-cell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57177" calcext:value-type="float">
            <text:p>0.957177</text:p>
          </table:table-cell>
          <table:table-cell office:value-type="string" calcext:value-type="string">
            <text:p>Class '1' contains 6402 records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float" office:value="0.904867" calcext:value-type="float">
            <text:p>0.9048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73402" calcext:value-type="float">
            <text:p>0.973402</text:p>
          </table:table-cell>
          <table:table-cell office:value-type="string" calcext:value-type="string">
            <text:p>Class '-1' contains 762 records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9903" calcext:value-type="float">
            <text:p>0.989903</text:p>
          </table:table-cell>
          <table:table-cell office:value-type="string" calcext:value-type="string">
            <text:p>DTW for WAFER with params:</text:p>
          </table:table-cell>
          <table:table-cell/>
          <table:table-cell office:value-type="string" calcext:value-type="string">
            <text:p>Execution took PT10.76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knn: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 took PT7.136S</text:p>
          </table:table-cell>
          <table:table-cell/>
          <table:table-cell office:value-type="string" calcext:value-type="string">
            <text:p>DtwWin: 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xperiment COUNTED for WAFER has been started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</text:p>
          </table:table-cell>
          <table:table-cell office:value-type="float" office:value="0.992323" calcext:value-type="float">
            <text:p>0.992323</text:p>
          </table:table-cell>
          <table:table-cell office:value-type="string" calcext:value-type="string">
            <text:p>Dataset wafer - 7164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REGRESSION for INLINESKATE has been started.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992298" calcext:value-type="float">
            <text:p>0.992298</text:p>
          </table:table-cell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0.992323" calcext:value-type="float">
            <text:p>0.992323</text:p>
          </table:table-cell>
          <table:table-cell office:value-type="string" calcext:value-type="string">
            <text:p>Class '1' contains 6402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7 classes: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0.955538" calcext:value-type="float">
            <text:p>0.955538</text:p>
          </table:table-cell>
          <table:table-cell office:value-type="string" calcext:value-type="string">
            <text:p>Class '-1' contains 762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0.973756" calcext:value-type="float">
            <text:p>0.973756</text:p>
          </table:table-cell>
          <table:table-cell office:value-type="string" calcext:value-type="string">
            <text:p>COUNTED for WAFER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string" calcext:value-type="string">
            <text:p>parts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ngram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/>
          <table:table-cell office:value-type="string" calcext:value-type="string">
            <text:p>Execution took PT19H23M44.363S</text:p>
          </table:table-cell>
          <table:table-cell/>
          <table:table-cell office:value-type="string" calcext:value-type="string">
            <text:p>alpha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3"/>
          <table:table-cell office:value-type="string" calcext:value-type="string">
            <text:p>Accuracy: </text:p>
          </table:table-cell>
          <table:table-cell office:value-type="float" office:value="0.994091" calcext:value-type="float">
            <text:p>0.994091</text:p>
          </table:table-cell>
          <table:table-cell/>
        </table:table-row>
        <table:table-row table:style-name="ro1">
          <table:table-cell office:value-type="string" calcext:value-type="string">
            <text:p>Class '1' contains 62 records</text:p>
          </table:table-cell>
          <table:table-cell/>
          <table:table-cell office:value-type="string" calcext:value-type="string">
            <text:p>Experiment DTW for INLINESKATE has been started.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994093" calcext:value-type="float">
            <text:p>0.994093</text:p>
          </table:table-cell>
          <table:table-cell/>
        </table:table-row>
        <table:table-row table:style-name="ro1">
          <table:table-cell office:value-type="string" calcext:value-type="string">
            <text:p>REGRESSION for INLINESKATE with params:</text:p>
          </table:table-cell>
          <table:table-cell/>
          <table:table-cell office:value-type="string" calcext:value-type="string">
            <text:p>Dataset InlineSkate - 650 records.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0.994091" calcext:value-type="float">
            <text:p>0.994091</text:p>
          </table:table-cell>
          <table:table-cell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Data contains 7 classes: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0.975403" calcext:value-type="float">
            <text:p>0.9754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 '2' contains 100 records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0.984702" calcext:value-type="float">
            <text:p>0.984702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15385" calcext:value-type="float">
            <text:p>0.815385</text:p>
          </table:table-cell>
          <table:table-cell office:value-type="string" calcext:value-type="string">
            <text:p>Class '3' contains 103 records</text:p>
          </table:table-cell>
          <table:table-cell/>
          <table:table-cell office:value-type="string" calcext:value-type="string">
            <text:p>PCC: </text:p>
          </table:table-cell>
          <table:table-cell/>
          <table:table-cell office:value-type="float" office:value="0.994091" calcext:value-type="float">
            <text:p>0.99409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55398" calcext:value-type="float">
            <text:p>0.355398</text:p>
          </table:table-cell>
          <table:table-cell office:value-type="string" calcext:value-type="string">
            <text:p>Class '7' contains 62 records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6' contains 98 records</text:p>
          </table:table-cell>
          <table:table-cell/>
          <table:table-cell office:value-type="string" calcext:value-type="string">
            <text:p>Execution took PT17.67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4' contains 108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5' contains 117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53846" calcext:value-type="float">
            <text:p>0.353846</text:p>
          </table:table-cell>
          <table:table-cell office:value-type="string" calcext:value-type="string">
            <text:p>Class '1' contains 62 records</text:p>
          </table:table-cell>
          <table:table-cell/>
          <table:table-cell office:value-type="string" calcext:value-type="string">
            <text:p>Experiment COUNTED for INLINESKATE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DTW for INLINESKATE with params:</text:p>
          </table:table-cell>
          <table:table-cell/>
          <table:table-cell office:value-type="string" calcext:value-type="string">
            <text:p>Dataset InlineSkate - 650 reco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4.417S</text:p>
          </table:table-cell>
          <table:table-cell/>
          <table:table-cell office:value-type="string" calcext:value-type="string">
            <text:p>knn: 7</text:p>
          </table:table-cell>
          <table:table-cell/>
          <table:table-cell office:value-type="string" calcext:value-type="string">
            <text:p>Data contains 7 clas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twWin: 5</text:p>
          </table:table-cell>
          <table:table-cell/>
          <table:table-cell office:value-type="string" calcext:value-type="string">
            <text:p>Class '2' contains 100 recor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ass '3' contains 103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</text:p>
          </table:table-cell>
          <table:table-cell office:value-type="float" office:value="0.856264" calcext:value-type="float">
            <text:p>0.856264</text:p>
          </table:table-cell>
          <table:table-cell office:value-type="string" calcext:value-type="string">
            <text:p>Class '7' contains 62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 score: </text:p>
          </table:table-cell>
          <table:table-cell office:value-type="float" office:value="0.503696" calcext:value-type="float">
            <text:p>0.503696</text:p>
          </table:table-cell>
          <table:table-cell office:value-type="string" calcext:value-type="string">
            <text:p>Class '6' contains 98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4' contains 108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5' contains 117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lass '1' contains 62 recor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CC: </text:p>
          </table:table-cell>
          <table:table-cell/>
          <table:table-cell office:value-type="string" calcext:value-type="string">
            <text:p>COUNTED for INLINESKATE with param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parts: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ecution took PT15H57M8.187S</text:p>
          </table:table-cell>
          <table:table-cell/>
          <table:table-cell office:value-type="string" calcext:value-type="string">
            <text:p>ngram: 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pha: 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ccuracy: </text:p>
          </table:table-cell>
          <table:table-cell office:value-type="float" office:value="0.815238" calcext:value-type="float">
            <text:p>0.81523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1 score: </text:p>
          </table:table-cell>
          <table:table-cell office:value-type="float" office:value="0.352919" calcext:value-type="float">
            <text:p>0.3529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CC: </text:p>
          </table:table-cell>
          <table:table-cell/>
          <table:table-cell office:value-type="float" office:value="0.353333" calcext:value-type="float">
            <text:p>0.35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xecution took PT5.763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4598" calcext:value-type="float">
            <text:p>0.554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3333" calcext:value-type="float">
            <text:p>0.55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 REGRESSION for PATIENTS has been started.</text:p>
          </table:table-cell>
          <table:table-cell/>
          <table:table-cell office:value-type="string" calcext:value-type="string">
            <text:p>Experiment DTW for PATIENTS has been started.</text:p>
          </table:table-cell>
          <table:table-cell office:value-type="float" office:value="0.554598" calcext:value-type="float">
            <text:p>0.554598</text:p>
          </table:table-cell>
          <table:table-cell office:value-type="string" calcext:value-type="string">
            <text:p>Experiment COUNTED for PATIENTS has been sta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  <table:table-cell office:value-type="string" calcext:value-type="string">
            <text:p>Data contains 2 classes:</text:p>
          </table:table-cell>
          <table:table-cell office:value-type="float" office:value="0.535096" calcext:value-type="float">
            <text:p>0.535096</text:p>
          </table:table-cell>
          <table:table-cell office:value-type="string" calcext:value-type="string">
            <text:p>Data contains 2 class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/>
          <table:table-cell office:value-type="string" calcext:value-type="string">
            <text:p>Class '0' contains 65 records</text:p>
          </table:table-cell>
          <table:table-cell office:value-type="float" office:value="0.544758" calcext:value-type="float">
            <text:p>0.544758</text:p>
          </table:table-cell>
          <table:table-cell office:value-type="string" calcext:value-type="string">
            <text:p>Class '0' contains 65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/>
          <table:table-cell office:value-type="string" calcext:value-type="string">
            <text:p>Class '1' contains 51 records</text:p>
          </table:table-cell>
          <table:table-cell office:value-type="float" office:value="0.554598" calcext:value-type="float">
            <text:p>0.554598</text:p>
          </table:table-cell>
          <table:table-cell office:value-type="string" calcext:value-type="string">
            <text:p>Class '1' contains 51 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 for PATIENTS with params:</text:p>
          </table:table-cell>
          <table:table-cell/>
          <table:table-cell office:value-type="string" calcext:value-type="string">
            <text:p>DTW for PATIENTS with params:</text:p>
          </table:table-cell>
          <table:table-cell/>
          <table:table-cell office:value-type="string" calcext:value-type="string">
            <text:p>COUNTED for PATIENTS with param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s: 5</text:p>
          </table:table-cell>
          <table:table-cell/>
          <table:table-cell office:value-type="string" calcext:value-type="string">
            <text:p>knn: 7</text:p>
          </table:table-cell>
          <table:table-cell office:value-type="string" calcext:value-type="string">
            <text:p>DtwWin: 5</text:p>
          </table:table-cell>
          <table:table-cell office:value-type="string" calcext:value-type="string">
            <text:p>parts: 3</text:p>
          </table:table-cell>
          <table:table-cell office:value-type="string" calcext:value-type="string">
            <text:p>ngram: 3</text:p>
          </table:table-cell>
          <table:table-cell office:value-type="string" calcext:value-type="string">
            <text:p>alpha: 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37356" calcext:value-type="float">
            <text:p>0.537356</text:p>
          </table:table-cell>
          <table:table-cell office:value-type="string" calcext:value-type="string">
            <text:p>Accuracy: </text:p>
          </table:table-cell>
          <table:table-cell/>
          <table:table-cell office:value-type="string" calcext:value-type="string">
            <text:p>Accuracy: 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67836" calcext:value-type="float">
            <text:p>0.467836</text:p>
          </table:table-cell>
          <table:table-cell office:value-type="string" calcext:value-type="string">
            <text:p>F1 score: </text:p>
          </table:table-cell>
          <table:table-cell/>
          <table:table-cell office:value-type="string" calcext:value-type="string">
            <text:p>F1 score: </text:p>
          </table:table-cell>
          <table:table-cell office:value-type="float" office:value="0.49929" calcext:value-type="float">
            <text:p>0.49929</text:p>
          </table:table-cell>
          <table:table-cell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37356" calcext:value-type="float">
            <text:p>0.537356</text:p>
          </table:table-cell>
          <table:table-cell office:value-type="string" calcext:value-type="string">
            <text:p>Sensitivity: </text:p>
          </table:table-cell>
          <table:table-cell/>
          <table:table-cell office:value-type="string" calcext:value-type="string">
            <text:p>Sensitivity: 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38511" calcext:value-type="float">
            <text:p>0.438511</text:p>
          </table:table-cell>
          <table:table-cell office:value-type="string" calcext:value-type="string">
            <text:p>Specificity: </text:p>
          </table:table-cell>
          <table:table-cell/>
          <table:table-cell office:value-type="string" calcext:value-type="string">
            <text:p>Specificity: </text:p>
          </table:table-cell>
          <table:table-cell office:value-type="float" office:value="0.482403" calcext:value-type="float">
            <text:p>0.482403</text:p>
          </table:table-cell>
          <table:table-cell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85345" calcext:value-type="float">
            <text:p>0.485345</text:p>
          </table:table-cell>
          <table:table-cell office:value-type="string" calcext:value-type="string">
            <text:p>G-Mean: </text:p>
          </table:table-cell>
          <table:table-cell/>
          <table:table-cell office:value-type="string" calcext:value-type="string">
            <text:p>G-Mean: </text:p>
          </table:table-cell>
          <table:table-cell office:value-type="float" office:value="0.491122" calcext:value-type="float">
            <text:p>0.491122</text:p>
          </table:table-cell>
          <table:table-cell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37356" calcext:value-type="float">
            <text:p>0.537356</text:p>
          </table:table-cell>
          <table:table-cell office:value-type="string" calcext:value-type="string">
            <text:p>PCC: </text:p>
          </table:table-cell>
          <table:table-cell/>
          <table:table-cell office:value-type="string" calcext:value-type="string">
            <text:p>PCC: 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/>
          <table:table-cell office:value-type="string" calcext:value-type="string">
            <text:p>Experiment performed successf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ook PT1.01S</text:p>
          </table:table-cell>
          <table:table-cell/>
          <table:table-cell office:value-type="string" calcext:value-type="string">
            <text:p>Execution took PT44.065S</text:p>
          </table:table-cell>
          <table:table-cell/>
          <table:table-cell office:value-type="string" calcext:value-type="string">
            <text:p>Execution took PT1.259S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8:50.479000000</meta:creation-date>
    <dc:date>2015-09-17T00:26:31.941000000</dc:date>
    <meta:editing-duration>PT1H26M38S</meta:editing-duration>
    <meta:editing-cycles>5</meta:editing-cycles>
    <meta:generator>LibreOffice/4.4.1.2$Windows_x86 LibreOffice_project/45e2de17089c24a1fa810c8f975a7171ba4cd432</meta:generator>
    <meta:document-statistic meta:table-count="2" meta:cell-count="7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3cm" svg:y="0.316cm" chart:style-name="ch2">
          <text:p>ECG 200</text:p>
        </chart:title>
        <chart:legend chart:legend-position="end" svg:x="12.97cm" svg:y="3.703cm" style:legend-expansion="high" chart:style-name="ch3"/>
        <chart:plot-area chart:style-name="ch4" table:cell-range-address="Sheet1.A8:Sheet1.A15 Sheet1.A2:Sheet1.A2 Sheet1.B10:Sheet1.B15 Sheet1.C2:Sheet1.C2 Sheet1.D10:Sheet1.D15 Sheet1.E2:Sheet1.E2 Sheet1.F10:Sheet1.F15" chart:data-source-has-labels="both" svg:x="0.32cm" svg:y="1.275cm" svg:width="12.33cm" svg:height="7.545cm">
          <chartooo:coordinate-region svg:x="1.047cm" svg:y="1.474cm" svg:width="11.603cm" svg:height="6.699cm"/>
          <chart:axis chart:dimension="x" chart:name="primary-x" chart:style-name="ch5" chartooo:axis-type="auto">
            <chartooo:date-scale/>
            <chart:categories table:cell-range-address="Sheet1.A10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:Sheet1.B15" chart:label-cell-address="Sheet1.A2:Sheet1.A2" chart:class="chart:bar">
            <chart:data-point chart:repeated="6"/>
          </chart:series>
          <chart:series chart:style-name="ch9" chart:values-cell-range-address="Sheet1.D10:Sheet1.D15" chart:label-cell-address="Sheet1.C2:Sheet1.C2" chart:class="chart:bar">
            <chart:data-point chart:repeated="6"/>
          </chart:series>
          <chart:series chart:style-name="ch10" chart:values-cell-range-address="Sheet1.F10:Sheet1.F15" chart:label-cell-address="Sheet1.E2:Sheet1.E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</text:p>
                <draw:g>
                  <svg:desc>Sheet1.A2:Sheet1.A2</svg:desc>
                </draw:g>
              </table:table-cell>
              <table:table-cell office:value-type="string">
                <text:p>DTW</text:p>
                <draw:g>
                  <svg:desc>Sheet1.C2:Sheet1.C2</svg:desc>
                </draw:g>
              </table:table-cell>
              <table:table-cell office:value-type="string">
                <text:p>COUNT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:Sheet1.A15</svg:desc>
                </draw:g>
              </table:table-cell>
              <table:table-cell office:value-type="float" office:value="0.836667">
                <text:p>0.836667</text:p>
                <draw:g>
                  <svg:desc>Sheet1.B10:Sheet1.B15</svg:desc>
                </draw:g>
              </table:table-cell>
              <table:table-cell office:value-type="float" office:value="0.833333">
                <text:p>0.833333</text:p>
                <draw:g>
                  <svg:desc>Sheet1.D10:Sheet1.D15</svg:desc>
                </draw:g>
              </table:table-cell>
              <table:table-cell office:value-type="float" office:value="0.81">
                <text:p>0.81</text:p>
                <draw:g>
                  <svg:desc>Sheet1.F10:Sheet1.F15</svg:desc>
                </draw:g>
              </table:table-cell>
            </table:table-row>
            <table:table-row>
              <table:table-cell office:value-type="string">
                <text:p>F1 score: </text:p>
              </table:table-cell>
              <table:table-cell office:value-type="float" office:value="0.837146">
                <text:p>0.837146</text:p>
              </table:table-cell>
              <table:table-cell office:value-type="float" office:value="0.833177">
                <text:p>0.833177</text:p>
              </table:table-cell>
              <table:table-cell office:value-type="float" office:value="0.811309">
                <text:p>0.811309</text:p>
              </table:table-cell>
            </table:table-row>
            <table:table-row>
              <table:table-cell office:value-type="string">
                <text:p>Sensitivity: </text:p>
              </table:table-cell>
              <table:table-cell office:value-type="float" office:value="0.836667">
                <text:p>0.836667</text:p>
              </table:table-cell>
              <table:table-cell office:value-type="float" office:value="0.833333">
                <text:p>0.8333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pecificity: </text:p>
              </table:table-cell>
              <table:table-cell office:value-type="float" office:value="0.799214">
                <text:p>0.799214</text:p>
              </table:table-cell>
              <table:table-cell office:value-type="float" office:value="0.733345">
                <text:p>0.733345</text:p>
              </table:table-cell>
              <table:table-cell office:value-type="float" office:value="0.773436">
                <text:p>0.773436</text:p>
              </table:table-cell>
            </table:table-row>
            <table:table-row>
              <table:table-cell office:value-type="string">
                <text:p>G-Mean: </text:p>
              </table:table-cell>
              <table:table-cell office:value-type="float" office:value="0.817653">
                <text:p>0.817653</text:p>
              </table:table-cell>
              <table:table-cell office:value-type="float" office:value="0.781733">
                <text:p>0.781733</text:p>
              </table:table-cell>
              <table:table-cell office:value-type="float" office:value="0.791482">
                <text:p>0.791482</text:p>
              </table:table-cell>
            </table:table-row>
            <table:table-row>
              <table:table-cell office:value-type="string">
                <text:p>PCC: </text:p>
              </table:table-cell>
              <table:table-cell office:value-type="float" office:value="0.836667">
                <text:p>0.836667</text:p>
              </table:table-cell>
              <table:table-cell office:value-type="float" office:value="0.833333">
                <text:p>0.833333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69cm" svg:y="0.316cm" chart:style-name="ch2">
          <text:p>ECGFIVEDAYS</text:p>
        </chart:title>
        <chart:legend chart:legend-position="end" svg:x="12.97cm" svg:y="3.703cm" style:legend-expansion="high" chart:style-name="ch3"/>
        <chart:plot-area chart:style-name="ch4" table:cell-range-address="Sheet1.A10:Sheet1.A15 Sheet1.A2:Sheet1.A2 Sheet1.B28:Sheet1.B33 Sheet1.C2:Sheet1.C2 Sheet1.D28:Sheet1.D33 Sheet1.E2:Sheet1.E2 Sheet1.F28:Sheet1.F33" chart:data-source-has-labels="both" svg:x="0.32cm" svg:y="1.275cm" svg:width="12.33cm" svg:height="7.545cm">
          <chartooo:coordinate-region svg:x="1.047cm" svg:y="1.474cm" svg:width="11.603cm" svg:height="6.699cm"/>
          <chart:axis chart:dimension="x" chart:name="primary-x" chart:style-name="ch5" chartooo:axis-type="auto">
            <chartooo:date-scale/>
            <chart:categories table:cell-range-address="Sheet1.A10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8:Sheet1.B33" chart:label-cell-address="Sheet1.A2:Sheet1.A2" chart:class="chart:bar">
            <chart:data-point chart:repeated="6"/>
          </chart:series>
          <chart:series chart:style-name="ch9" chart:values-cell-range-address="Sheet1.D28:Sheet1.D33" chart:label-cell-address="Sheet1.C2:Sheet1.C2" chart:class="chart:bar">
            <chart:data-point chart:repeated="6"/>
          </chart:series>
          <chart:series chart:style-name="ch10" chart:values-cell-range-address="Sheet1.F28:Sheet1.F33" chart:label-cell-address="Sheet1.E2:Sheet1.E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</text:p>
                <draw:g>
                  <svg:desc>Sheet1.A2:Sheet1.A2</svg:desc>
                </draw:g>
              </table:table-cell>
              <table:table-cell office:value-type="string">
                <text:p>DTW</text:p>
                <draw:g>
                  <svg:desc>Sheet1.C2:Sheet1.C2</svg:desc>
                </draw:g>
              </table:table-cell>
              <table:table-cell office:value-type="string">
                <text:p>COUNT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:Sheet1.A15</svg:desc>
                </draw:g>
              </table:table-cell>
              <table:table-cell office:value-type="float" office:value="0.958522">
                <text:p>0.958522</text:p>
                <draw:g>
                  <svg:desc>Sheet1.B28:Sheet1.B33</svg:desc>
                </draw:g>
              </table:table-cell>
              <table:table-cell office:value-type="float" office:value="0.977753">
                <text:p>0.977753</text:p>
                <draw:g>
                  <svg:desc>Sheet1.D28:Sheet1.D33</svg:desc>
                </draw:g>
              </table:table-cell>
              <table:table-cell office:value-type="float" office:value="0.9046">
                <text:p>0.9046</text:p>
                <draw:g>
                  <svg:desc>Sheet1.F28:Sheet1.F33</svg:desc>
                </draw:g>
              </table:table-cell>
            </table:table-row>
            <table:table-row>
              <table:table-cell office:value-type="string">
                <text:p>F1 score: </text:p>
              </table:table-cell>
              <table:table-cell office:value-type="float" office:value="0.95858">
                <text:p>0.95858</text:p>
              </table:table-cell>
              <table:table-cell office:value-type="float" office:value="0.977922">
                <text:p>0.977922</text:p>
              </table:table-cell>
              <table:table-cell office:value-type="float" office:value="0.90521">
                <text:p>0.90521</text:p>
              </table:table-cell>
            </table:table-row>
            <table:table-row>
              <table:table-cell office:value-type="string">
                <text:p>Sensitivity: </text:p>
              </table:table-cell>
              <table:table-cell office:value-type="float" office:value="0.958522">
                <text:p>0.958522</text:p>
              </table:table-cell>
              <table:table-cell office:value-type="float" office:value="0.977753">
                <text:p>0.977753</text:p>
              </table:table-cell>
              <table:table-cell office:value-type="float" office:value="0.9046">
                <text:p>0.9046</text:p>
              </table:table-cell>
            </table:table-row>
            <table:table-row>
              <table:table-cell office:value-type="string">
                <text:p>Specificity: </text:p>
              </table:table-cell>
              <table:table-cell office:value-type="float" office:value="0.958522">
                <text:p>0.958522</text:p>
              </table:table-cell>
              <table:table-cell office:value-type="float" office:value="0.977753">
                <text:p>0.977753</text:p>
              </table:table-cell>
              <table:table-cell office:value-type="float" office:value="0.9046">
                <text:p>0.9046</text:p>
              </table:table-cell>
            </table:table-row>
            <table:table-row>
              <table:table-cell office:value-type="string">
                <text:p>G-Mean: </text:p>
              </table:table-cell>
              <table:table-cell office:value-type="float" office:value="0.958522">
                <text:p>0.958522</text:p>
              </table:table-cell>
              <table:table-cell office:value-type="float" office:value="0.977753">
                <text:p>0.977753</text:p>
              </table:table-cell>
              <table:table-cell office:value-type="float" office:value="0.9046">
                <text:p>0.9046</text:p>
              </table:table-cell>
            </table:table-row>
            <table:table-row>
              <table:table-cell office:value-type="string">
                <text:p>PCC: </text:p>
              </table:table-cell>
              <table:table-cell office:value-type="float" office:value="0.958522">
                <text:p>0.958522</text:p>
              </table:table-cell>
              <table:table-cell office:value-type="float" office:value="0.977753">
                <text:p>0.977753</text:p>
              </table:table-cell>
              <table:table-cell office:value-type="float" office:value="0.9046">
                <text:p>0.9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PATIENTS</text:p>
        </chart:title>
        <chart:legend chart:legend-position="end" svg:x="12.97cm" svg:y="3.703cm" style:legend-expansion="high" chart:style-name="ch3"/>
        <chart:plot-area chart:style-name="ch4" table:cell-range-address="Sheet1.A10:Sheet1.A15 Sheet1.A2:Sheet1.A2 Sheet1.B217:Sheet1.B222 Sheet1.C2:Sheet1.C2 Sheet1.D208:Sheet1.D213 Sheet1.E2:Sheet1.E2 Sheet1.F217:Sheet1.F222" chart:data-source-has-labels="both" svg:x="0.32cm" svg:y="1.275cm" svg:width="12.33cm" svg:height="7.545cm">
          <chartooo:coordinate-region svg:x="1.047cm" svg:y="1.474cm" svg:width="11.603cm" svg:height="6.699cm"/>
          <chart:axis chart:dimension="x" chart:name="primary-x" chart:style-name="ch5" chartooo:axis-type="auto">
            <chartooo:date-scale/>
            <chart:categories table:cell-range-address="Sheet1.A10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17:Sheet1.B222" chart:label-cell-address="Sheet1.A2:Sheet1.A2" chart:class="chart:bar">
            <chart:data-point chart:repeated="6"/>
          </chart:series>
          <chart:series chart:style-name="ch9" chart:values-cell-range-address="Sheet1.D208:Sheet1.D213" chart:label-cell-address="Sheet1.C2:Sheet1.C2" chart:class="chart:bar">
            <chart:data-point chart:repeated="6"/>
          </chart:series>
          <chart:series chart:style-name="ch10" chart:values-cell-range-address="Sheet1.F217:Sheet1.F222" chart:label-cell-address="Sheet1.E2:Sheet1.E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</text:p>
                <draw:g>
                  <svg:desc>Sheet1.A2:Sheet1.A2</svg:desc>
                </draw:g>
              </table:table-cell>
              <table:table-cell office:value-type="string">
                <text:p>DTW</text:p>
                <draw:g>
                  <svg:desc>Sheet1.C2:Sheet1.C2</svg:desc>
                </draw:g>
              </table:table-cell>
              <table:table-cell office:value-type="string">
                <text:p>COUNT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:Sheet1.A15</svg:desc>
                </draw:g>
              </table:table-cell>
              <table:table-cell office:value-type="float" office:value="0.537356">
                <text:p>0.537356</text:p>
                <draw:g>
                  <svg:desc>Sheet1.B217:Sheet1.B222</svg:desc>
                </draw:g>
              </table:table-cell>
              <table:table-cell office:value-type="float" office:value="0.554598">
                <text:p>0.554598</text:p>
                <draw:g>
                  <svg:desc>Sheet1.D208:Sheet1.D213</svg:desc>
                </draw:g>
              </table:table-cell>
              <table:table-cell office:value-type="float" office:value="0.5">
                <text:p>0.5</text:p>
                <draw:g>
                  <svg:desc>Sheet1.F217:Sheet1.F222</svg:desc>
                </draw:g>
              </table:table-cell>
            </table:table-row>
            <table:table-row>
              <table:table-cell office:value-type="string">
                <text:p>F1 score: </text:p>
              </table:table-cell>
              <table:table-cell office:value-type="float" office:value="0.467836">
                <text:p>0.467836</text:p>
              </table:table-cell>
              <table:table-cell office:value-type="float" office:value="0.553333">
                <text:p>0.553333</text:p>
              </table:table-cell>
              <table:table-cell office:value-type="float" office:value="0.49929">
                <text:p>0.49929</text:p>
              </table:table-cell>
            </table:table-row>
            <table:table-row>
              <table:table-cell office:value-type="string">
                <text:p>Sensitivity: </text:p>
              </table:table-cell>
              <table:table-cell office:value-type="float" office:value="0.537356">
                <text:p>0.537356</text:p>
              </table:table-cell>
              <table:table-cell office:value-type="float" office:value="0.554598">
                <text:p>0.5545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pecificity: </text:p>
              </table:table-cell>
              <table:table-cell office:value-type="float" office:value="0.438511">
                <text:p>0.438511</text:p>
              </table:table-cell>
              <table:table-cell office:value-type="float" office:value="0.535096">
                <text:p>0.535096</text:p>
              </table:table-cell>
              <table:table-cell office:value-type="float" office:value="0.482403">
                <text:p>0.482403</text:p>
              </table:table-cell>
            </table:table-row>
            <table:table-row>
              <table:table-cell office:value-type="string">
                <text:p>G-Mean: </text:p>
              </table:table-cell>
              <table:table-cell office:value-type="float" office:value="0.485345">
                <text:p>0.485345</text:p>
              </table:table-cell>
              <table:table-cell office:value-type="float" office:value="0.544758">
                <text:p>0.544758</text:p>
              </table:table-cell>
              <table:table-cell office:value-type="float" office:value="0.491122">
                <text:p>0.491122</text:p>
              </table:table-cell>
            </table:table-row>
            <table:table-row>
              <table:table-cell office:value-type="string">
                <text:p>PCC: </text:p>
              </table:table-cell>
              <table:table-cell office:value-type="float" office:value="0.537356">
                <text:p>0.537356</text:p>
              </table:table-cell>
              <table:table-cell office:value-type="float" office:value="0.554598">
                <text:p>0.55459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